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150" style:family="paragraph" style:parent-style-name="Text_20_body">
      <style:paragraph-properties fo:margin-left="0cm" fo:margin-right="0cm" fo:text-align="justify" style:justify-single-word="false" fo:text-indent="0.499cm" style:auto-text-indent="false"/>
    </style:style>
    <style:style style:name="P15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2"/>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6730951416115280651"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5" text:outline-level="2">8. Стыд</text:h>
      <text:p text:style-name="P134"/>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ья остались в прошлом,</text:p><text:p text:style-name="P139">Пустота пришла в мой 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4"><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3">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3"/>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38">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oft-page-break/><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38">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6"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38">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38">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text:span><text:span text:style-name="T1">отремонтировать</text:span><text:span text:style-name="T1">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38">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47"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oft-page-break/><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1"><text:span text:style-name="T1"/></text:p>
      <text:p text:style-name="P1"><text:span text:style-name="T1">Да хуй с ним! Облом разбираться.</text:span></text:p>
      <text:p text:style-name="P1"><text:span text:style-name="T1"/></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1"><text:span text:style-name="T57"/></text:p>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text:soft-page-break/>–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text:soft-page-break/>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text:soft-page-break/></text:p>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text:soft-page-break/></text:p>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0"><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45" text:outline-level="2">2<text:span text:style-name="T1">9</text:span>. Отбытие</text:h>
      <text:p text:style-name="P112"/>
      <text:p text:style-name="P99"><text:soft-page-break/><text:span text:style-name="T11">–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text:soft-page-break/>–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5">словно кот с мышью</text:span>?</text:p>
      <text:p text:style-name="P119"><text:soft-page-break/><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5">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text:soft-page-break/></text:p>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text:soft-page-break/>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soft-page-break/>…</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text:soft-page-break/></text:p>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text:soft-page-break/></text:p>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text:soft-page-break/></text:p>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5">.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1">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1">.</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4"><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pan text:style-name="T47">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5">Я подозрительно посмотрел на Анакорна.</text:p>
      <text:p text:style-name="P104"><text:span text:style-name="T17">– </text:span><text:span text:style-name="T47">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4">…</text:p>
      <text:p text:style-name="P104">Факн щит<text:note text:id="ftn21" text:note-class="footnote"><text:note-citation>21</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text:soft-page-break/></text:p>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в качестве решения, мне не нравится.</text:p>
      <text:p text:style-name="P104">– Нет! – отрезал я.</text:p>
      <text:p text:style-name="P104"><text:soft-page-break/>–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5">– В другое время, в другом месте, Анон! В другое время, в другом месте!</text:p>
      <text:p text:style-name="P105"/>
      <text:p text:style-name="P108"><text:soft-page-break/>~~~</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29">–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oft-page-break/><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8">Я опустил руку на шею <text:span text:style-name="T1">пегаски</text:span> и ощутил теплоту и лёгкое покалывание в пустоте.</text:p>
      <text:p text:style-name="P98"><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6T11:06:38.95</dc:date>
    <meta:editing-duration>P145DT21H39M40S</meta:editing-duration>
    <meta:editing-cycles>916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1" meta:paragraph-count="4734" meta:word-count="105127" meta:character-count="668392"/>
  </office:meta>
</office:document-meta>
</file>